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adornments="Regular" style:font-family-generic="swiss"/>
    <style:font-face style:name="Liberation Sans1" svg:font-family="'Liberation Sans'" style:font-adornments="Regular" style:font-family-generic="swiss"/>
    <style:font-face style:name="LM Mono 8" svg:font-family="'LM Mono 8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324cm" fo:min-width="8.9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5cm" fo:min-width="0cm"/>
    </style:style>
    <style:style style:name="gr3" style:family="graphic" style:parent-style-name="standard">
      <style:graphic-properties draw:stroke="none" draw:fill="none" fo:min-height="1.2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cm"/>
    </style:style>
    <style:style style:name="gr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0.944cm"/>
    </style:style>
    <style:style style:name="gr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1.349cm" fo:wrap-option="no-wrap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324cm" fo:min-width="8.906cm"/>
    </style:style>
    <style:style style:name="gr9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88cm" fo:min-width="11.167cm"/>
    </style:style>
    <style:style style:name="gr10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1.286cm" fo:wrap-option="no-wrap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324cm" fo:min-width="8.90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332cm" fo:min-width="8.9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7cm" fo:min-width="0cm"/>
    </style:style>
    <style:style style:name="gr14" style:family="graphic" style:parent-style-name="standard">
      <style:graphic-properties draw:stroke="none" draw:fill="none" fo:min-height="1.2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0cm"/>
    </style:style>
    <style:style style:name="gr1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94cm" fo:min-width="2.851cm"/>
    </style:style>
    <style:style style:name="gr18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61cm" fo:min-width="11.286cm" fo:wrap-option="no-wrap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4.332cm" fo:min-width="8.907cm"/>
    </style:style>
    <style:style style:name="gr20" style:family="graphic" style:parent-style-name="objectwithoutfill">
      <style:graphic-properties draw:stroke="dash" draw:stroke-dash="Ultrafine_20_2_20_Dots_20_3_20_Dashes" svg:stroke-color="#cc9900" draw:fill="none" draw:fill-color="#729fcf" draw:textarea-vertical-align="middle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3.472cm" fo:min-width="7.1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0cm"/>
    </style:style>
    <style:style style:name="gr23" style:family="graphic" style:parent-style-name="standard">
      <style:graphic-properties draw:stroke="none" draw:fill="none" fo:min-height="0.9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6cm" fo:min-width="0cm"/>
    </style:style>
    <style:style style:name="gr2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49cm" fo:min-width="2.029cm"/>
    </style:style>
    <style:style style:name="gr2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4.063cm" fo:min-width="9.027cm" fo:wrap-option="no-wrap"/>
    </style:style>
    <style:style style:name="gr28" style:family="graphic" style:parent-style-name="standard">
      <style:graphic-properties draw:fill="none" draw:fill-color="#729fcf" draw:textarea-horizontal-align="justify" draw:textarea-vertical-align="middle" draw:auto-grow-height="false" fo:min-height="1.6cm" fo:min-width="7.347cm"/>
    </style:style>
    <style:style style:name="gr29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30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6cm"/>
    </style:style>
    <style:style style:name="gr31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32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4cm"/>
    </style:style>
    <style:style style:name="gr33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34" style:family="graphic" style:parent-style-name="standard">
      <style:graphic-properties draw:fill="none" draw:fill-color="#729fcf" draw:textarea-horizontal-align="justify" draw:textarea-vertical-align="middle" draw:auto-grow-height="false" fo:min-height="1.601cm" fo:min-width="7.347cm"/>
    </style:style>
    <style:style style:name="gr3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6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3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3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4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1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4cm"/>
    </style:style>
    <style:style style:name="gr4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3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4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6cm"/>
    </style:style>
    <style:style style:name="gr45" style:family="graphic" style:parent-style-name="standard">
      <style:graphic-properties draw:fill="solid" draw:fill-color="#00cc00" draw:textarea-horizontal-align="justify" draw:textarea-vertical-align="middle" draw:auto-grow-height="false" fo:min-height="0.499cm" fo:min-width="0.005cm"/>
    </style:style>
    <style:style style:name="gr46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7" style:family="graphic" style:parent-style-name="standard">
      <style:graphic-properties draw:stroke="none" svg:stroke-color="#000000" draw:fill="none" draw:fill-color="#ffffff" fo:min-height="1.073cm"/>
    </style:style>
    <style:style style:name="gr48" style:family="graphic" style:parent-style-name="standard">
      <style:graphic-properties draw:stroke="none" svg:stroke-color="#000000" draw:fill="none" draw:fill-color="#ffffff" fo:min-height="1.544cm"/>
    </style:style>
    <style:style style:name="gr49" style:family="graphic" style:parent-style-name="standard">
      <style:graphic-properties draw:fill="none" draw:fill-color="#729fcf" draw:textarea-horizontal-align="justify" draw:textarea-vertical-align="middle" draw:auto-grow-height="false" fo:min-height="1.602cm" fo:min-width="7.347cm"/>
    </style:style>
    <style:style style:name="gr5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5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5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6" style:family="graphic" style:parent-style-name="standard">
      <style:graphic-properties draw:stroke="none" svg:stroke-color="#000000" draw:fill="none" draw:fill-color="#ffffff" fo:min-height="0.839cm"/>
    </style:style>
    <style:style style:name="gr57" style:family="graphic" style:parent-style-name="standard">
      <style:graphic-properties draw:fill-color="#729fcf" draw:textarea-horizontal-align="justify" draw:textarea-vertical-align="middle" draw:auto-grow-height="false" fo:min-height="0.942cm" fo:min-width="0cm"/>
    </style:style>
    <style:style style:name="gr58" style:family="graphic" style:parent-style-name="standard">
      <style:graphic-properties draw:fill-color="#729fcf" draw:textarea-horizontal-align="justify" draw:textarea-vertical-align="middle" draw:auto-grow-height="false" fo:min-height="0.941cm" fo:min-width="0cm"/>
    </style:style>
    <style:style style:name="gr59" style:family="graphic" style:parent-style-name="standard">
      <style:graphic-properties draw:fill="none" draw:fill-color="#729fcf" draw:textarea-vertical-align="middle" draw:auto-grow-height="false" fo:min-height="2.201cm" fo:min-width="3.549cm"/>
    </style:style>
    <style:style style:name="gr60" style:family="graphic" style:parent-style-name="standard">
      <style:graphic-properties draw:stroke="none" svg:stroke-color="#000000" draw:fill="none" draw:fill-color="#ffffff" fo:min-height="0.888cm"/>
    </style:style>
    <style:style style:name="gr61" style:family="graphic" style:parent-style-name="standard">
      <style:graphic-properties draw:stroke="none" svg:stroke-color="#000000" draw:fill="none" draw:fill-color="#ffffff" fo:min-height="0.973cm"/>
    </style:style>
    <style:style style:name="gr6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6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6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6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6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6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68" style:family="graphic" style:parent-style-name="standard">
      <style:graphic-properties draw:fill="solid" draw:fill-color="#c5000b" draw:textarea-horizontal-align="justify" draw:textarea-vertical-align="middle" draw:auto-grow-height="false" fo:min-height="0.499cm" fo:min-width="0.005cm"/>
    </style:style>
    <style:style style:name="gr6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7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7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00000"/>
    </style:style>
    <style:style style:name="P3" style:family="paragraph">
      <loext:graphic-properties draw:fill="none" draw:fill-color="#ffffff"/>
      <style:text-properties fo:color="#800000"/>
    </style:style>
    <style:style style:name="P4" style:family="paragraph">
      <style:text-properties fo:color="#3333ff"/>
    </style:style>
    <style:style style:name="P5" style:family="paragraph">
      <loext:graphic-properties draw:fill="none"/>
      <style:text-properties fo:color="#3333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style:paragraph-properties fo:text-align="start"/>
      <style:text-properties style:font-name="FreeSans"/>
    </style:style>
    <style:style style:name="P9" style:family="paragraph">
      <loext:graphic-properties draw:fill="none" draw:fill-color="#729fcf"/>
      <style:paragraph-properties fo:text-align="start"/>
      <style:text-properties style:font-name="FreeSans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2" style:font-size-complex="18pt"/>
    </style:style>
    <style:style style:name="P12" style:family="paragraph">
      <loext:graphic-properties draw:fill="solid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2" style:font-size-complex="18pt"/>
    </style:style>
    <style:style style:name="P13" style:family="paragraph">
      <loext:graphic-properties draw:fill="solid" draw:fill-color="#729fcf"/>
      <style:paragraph-properties fo:text-align="center"/>
    </style:style>
    <style:style style:name="P14" style:family="paragraph">
      <loext:graphic-properties draw:fill="none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2" style:font-size-complex="18pt"/>
    </style:style>
    <style:style style:name="P15" style:family="paragraph">
      <loext:graphic-properties draw:fill="solid" draw:fill-color="#00cc00"/>
      <style:paragraph-properties fo:text-align="center"/>
    </style:style>
    <style:style style:name="P16" style:family="paragraph">
      <style:text-properties fo:color="#00cc00" fo:font-weight="bold"/>
    </style:style>
    <style:style style:name="P17" style:family="paragraph">
      <loext:graphic-properties draw:fill="none" draw:fill-color="#ffffff"/>
      <style:text-properties fo:color="#00cc00" fo:font-weight="bold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="solid" draw:fill-color="#c5000b"/>
      <style:paragraph-properties fo:text-align="center"/>
    </style:style>
    <style:style style:name="P20" style:family="paragraph">
      <style:text-properties fo:color="#800000" fo:font-weight="bold"/>
    </style:style>
    <style:style style:name="P21" style:family="paragraph">
      <loext:graphic-properties draw:fill="none" draw:fill-color="#ffffff"/>
      <style:text-properties fo:color="#800000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name-asian="Liberation Sans1" style:font-weight-asian="bold" style:font-name-complex="Liberation Sans1" style:font-weight-complex="bold"/>
    </style:style>
    <style:style style:name="T5" style:family="text">
      <style:text-properties fo:color="#800000" fo:font-weight="normal" style:font-weight-asian="normal" style:font-weight-complex="normal"/>
    </style:style>
    <style:style style:name="T6" style:family="text">
      <style:text-properties style:font-name="FreeSans1" style:font-name-asian="FreeSans1" style:font-name-complex="Free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523cm" svg:height="1.485cm" svg:x="8.103cm" svg:y="13.21cm">
          <draw:text-box>
            <text:p text:style-name="P2">5</text:p>
          </draw:text-box>
        </draw:frame>
        <draw:frame draw:style-name="gr3" draw:text-style-name="P5" draw:layer="layout" svg:width="5.111cm" svg:height="1.486cm" svg:x="3.33cm" svg:y="9.149cm">
          <draw:text-box>
            <text:p text:style-name="P4">{0,3,5,6}</text:p>
          </draw:text-box>
        </draw:frame>
        <draw:frame draw:style-name="gr3" draw:text-style-name="P5" draw:layer="layout" svg:width="5.111cm" svg:height="1.486cm" svg:x="22.089cm" svg:y="9.159cm">
          <draw:text-box>
            <text:p text:style-name="P4">{0,2,4,6}</text:p>
          </draw:text-box>
        </draw:frame>
        <draw:frame draw:style-name="gr4" draw:text-style-name="P3" draw:layer="layout" svg:width="1.524cm" svg:height="1.484cm" svg:x="8.105cm" svg:y="11.049cm">
          <draw:text-box>
            <text:p text:style-name="P2">3</text:p>
          </draw:text-box>
        </draw:frame>
        <draw:frame draw:style-name="gr2" draw:text-style-name="P3" draw:layer="layout" svg:width="1.523cm" svg:height="1.485cm" svg:x="19.346cm" svg:y="13.21cm">
          <draw:text-box>
            <text:p text:style-name="P2">4</text:p>
          </draw:text-box>
        </draw:frame>
        <draw:frame draw:style-name="gr4" draw:text-style-name="P3" draw:layer="layout" svg:width="1.523cm" svg:height="1.484cm" svg:x="19.347cm" svg:y="11.049cm">
          <draw:text-box>
            <text:p text:style-name="P2">2</text:p>
          </draw:text-box>
        </draw:frame>
        <draw:frame draw:style-name="gr2" draw:text-style-name="P6" draw:layer="layout" svg:width="1.52cm" svg:height="1.485cm" svg:x="13.637cm" svg:y="13.21cm">
          <draw:text-box>
            <text:p>6</text:p>
          </draw:text-box>
        </draw:frame>
        <draw:frame draw:style-name="gr4" draw:text-style-name="P6" draw:layer="layout" svg:width="1.521cm" svg:height="1.484cm" svg:x="13.638cm" svg:y="11.049cm">
          <draw:text-box>
            <text:p>0</text:p>
          </draw:text-box>
        </draw:frame>
        <draw:frame draw:style-name="gr5" draw:text-style-name="P3" draw:layer="layout" svg:width="1.524cm" svg:height="1.483cm" svg:x="8.141cm" svg:y="8.575cm">
          <draw:text-box>
            <text:p text:style-name="P2">7</text:p>
          </draw:text-box>
        </draw:frame>
        <draw:frame draw:style-name="gr2" draw:text-style-name="P3" draw:layer="layout" svg:width="1.523cm" svg:height="1.485cm" svg:x="8.157cm" svg:y="16.915cm">
          <draw:text-box>
            <text:p text:style-name="P2">1</text:p>
          </draw:text-box>
        </draw:frame>
        <draw:custom-shape draw:style-name="gr6" draw:text-style-name="P7" draw:layer="layout" svg:width="2.04cm" svg:height="4.115cm" svg:x="13.3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2.795cm" svg:height="5.724cm" svg:x="8.345cm" svg:y="3.421cm">
          <text:p text:style-name="P8"><text:s text:c="4"/><text:span text:style-name="T1">AND</text:span> <text:s text:c="14"/><text:span text:style-name="T1">INTERSECTIE</text:span></text:p>
          <text:p text:style-name="P8"><text:s text:c="4"/><text:span text:style-name="T2">0</text:span><text:span text:style-name="T1">1</text:span><text:span text:style-name="T2">10100</text:span><text:span text:style-name="T1">1</text:span> <text:s text:c="6"/>{0,3,5,6}</text:p>
          <text:p text:style-name="P8"><text:span text:style-name="T3">&amp; </text:span><text:span text:style-name="T2">0</text:span><text:span text:style-name="T1">1</text:span><text:span text:style-name="T2">01010</text:span><text:span text:style-name="T1">1</text:span> <text:s text:c="2"/><text:span text:style-name="T4">∩ </text:span>{0,2,4,6}</text:p>
          <text:p text:style-name="P8"><text:s text:c="4"/>-------------- <text:s text:c="5"/>---------- </text:p>
          <text:p text:style-name="P8"><text:s text:c="4"/><text:span text:style-name="T2">0</text:span><text:span text:style-name="T1">1</text:span><text:span text:style-name="T2">00000</text:span><text:span text:style-name="T1">1</text:span> <text:s text:c="6"/>{0,6} <text:s text:c="2"/></text:p>
          <draw:enhanced-geometry svg:viewBox="0 0 21600 21600" draw:text-areas="800 800 20800 20800" draw:mirror-horizontal="false" draw:mirror-vertical="false" draw:type="round-rectangular-callout" draw:modifiers="10258.1431697405 28357.3100436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8" draw:text-style-name="P1" draw:layer="layout" svg:width="13.302cm" svg:height="6.468cm" svg:x="3.737cm" svg:y="1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515cm" svg:height="1.485cm" svg:x="7.978cm" svg:y="14.21cm">
          <draw:text-box>
            <text:p>5</text:p>
          </draw:text-box>
        </draw:frame>
        <draw:frame draw:style-name="gr3" draw:text-style-name="P5" draw:layer="layout" svg:width="5.085cm" svg:height="1.486cm" svg:x="3.23cm" svg:y="10.149cm">
          <draw:text-box>
            <text:p text:style-name="P4">{0,3,5,6}</text:p>
          </draw:text-box>
        </draw:frame>
        <draw:frame draw:style-name="gr3" draw:text-style-name="P5" draw:layer="layout" svg:width="5.085cm" svg:height="1.486cm" svg:x="22.015cm" svg:y="10.159cm">
          <draw:text-box>
            <text:p text:style-name="P4">{0,2,4,6}</text:p>
          </draw:text-box>
        </draw:frame>
        <draw:frame draw:style-name="gr4" draw:text-style-name="P6" draw:layer="layout" svg:width="1.516cm" svg:height="1.484cm" svg:x="7.98cm" svg:y="12.049cm">
          <draw:text-box>
            <text:p>3</text:p>
          </draw:text-box>
        </draw:frame>
        <draw:frame draw:style-name="gr2" draw:text-style-name="P6" draw:layer="layout" svg:width="1.515cm" svg:height="1.485cm" svg:x="19.163cm" svg:y="14.21cm">
          <draw:text-box>
            <text:p>4</text:p>
          </draw:text-box>
        </draw:frame>
        <draw:frame draw:style-name="gr4" draw:text-style-name="P6" draw:layer="layout" svg:width="1.515cm" svg:height="1.484cm" svg:x="19.164cm" svg:y="12.049cm">
          <draw:text-box>
            <text:p>2</text:p>
          </draw:text-box>
        </draw:frame>
        <draw:frame draw:style-name="gr2" draw:text-style-name="P6" draw:layer="layout" svg:width="1.513cm" svg:height="1.485cm" svg:x="13.483cm" svg:y="14.21cm">
          <draw:text-box>
            <text:p>6</text:p>
          </draw:text-box>
        </draw:frame>
        <draw:frame draw:style-name="gr4" draw:text-style-name="P6" draw:layer="layout" svg:width="1.513cm" svg:height="1.484cm" svg:x="13.484cm" svg:y="12.049cm">
          <draw:text-box>
            <text:p>0</text:p>
          </draw:text-box>
        </draw:frame>
        <draw:frame draw:style-name="gr5" draw:text-style-name="P3" draw:layer="layout" svg:width="1.516cm" svg:height="1.483cm" svg:x="8.016cm" svg:y="9.475cm">
          <draw:text-box>
            <text:p text:style-name="P2">7</text:p>
          </draw:text-box>
        </draw:frame>
        <draw:frame draw:style-name="gr2" draw:text-style-name="P3" draw:layer="layout" svg:width="1.515cm" svg:height="1.485cm" svg:x="8.032cm" svg:y="17.315cm">
          <draw:text-box>
            <text:p text:style-name="P2">1</text:p>
          </draw:text-box>
        </draw:frame>
        <draw:custom-shape draw:style-name="gr9" draw:text-style-name="P7" draw:layer="layout" svg:width="16.497cm" svg:height="4.436cm" svg:x="6.01cm" svg:y="11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2.728cm" svg:height="5.724cm" svg:x="6.031cm" svg:y="2.721cm">
          <text:p text:style-name="P8"><text:s text:c="3"/><text:s/><text:span text:style-name="T1">O</text:span><text:span text:style-name="T1">R</text:span> <text:s text:c="2"/><text:s text:c="3"/><text:s text:c="3"/><text:s text:c="3"/><text:s text:c="3"/><text:s text:c="3"/><text:span text:style-name="T1">U</text:span><text:span text:style-name="T1">N</text:span><text:span text:style-name="T1">I</text:span><text:span text:style-name="T1">E</text:span></text:p>
          <text:p text:style-name="P8"><text:s text:c="3"/><text:s/><text:span text:style-name="T2">0</text:span><text:span text:style-name="T1">1</text:span><text:span text:style-name="T1">1</text:span><text:span text:style-name="T1">0</text:span><text:span text:style-name="T1">1</text:span><text:span text:style-name="T1">0</text:span><text:span text:style-name="T2">0</text:span><text:span text:style-name="T1">1</text:span> <text:s text:c="3"/><text:s text:c="3"/>{0,3,5,6}</text:p>
          <text:p text:style-name="P8"><text:span text:style-name="T3"><text:s/></text:span><text:span text:style-name="T3">| </text:span><text:span text:style-name="T3"><text:s/></text:span><text:span text:style-name="T2">0</text:span><text:span text:style-name="T1">1</text:span><text:span text:style-name="T1">0</text:span><text:span text:style-name="T1">1</text:span><text:span text:style-name="T1">0</text:span><text:span text:style-name="T1">1</text:span><text:span text:style-name="T2">0</text:span><text:span text:style-name="T1">1</text:span> <text:s text:c="2"/>u<text:span text:style-name="T4"> </text:span><text:span text:style-name="T4"><text:s/></text:span>{0,2,4,6}</text:p>
          <text:p text:style-name="P8"><text:s text:c="3"/><text:s/>-------------- <text:s text:c="3"/><text:s text:c="2"/>---------- </text:p>
          <text:p text:style-name="P8"><text:s text:c="3"/><text:s/><text:span text:style-name="T2">0</text:span><text:span text:style-name="T1">1</text:span><text:span text:style-name="T1">0</text:span><text:span text:style-name="T1">0</text:span><text:span text:style-name="T1">0</text:span><text:span text:style-name="T1">0</text:span><text:span text:style-name="T2">0</text:span><text:span text:style-name="T1">1</text:span> <text:s text:c="3"/><text:s text:c="3"/>{0,2,3,4,5,6} <text:s text:c="2"/></text:p>
          <draw:enhanced-geometry svg:viewBox="0 0 21600 21600" draw:text-areas="800 800 20800 20800" draw:mirror-horizontal="false" draw:mirror-vertical="false" draw:type="round-rectangular-callout" draw:modifiers="10492.0103700212 26527.4410480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13.301cm" svg:height="6.468cm" svg:x="11.138cm" svg:y="10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2" draw:text-style-name="P1" draw:layer="layout" svg:width="13.302cm" svg:height="6.48cm" svg:x="4.037cm" svg:y="10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515cm" svg:height="1.487cm" svg:x="8.278cm" svg:y="13.602cm">
          <draw:text-box>
            <text:p>5</text:p>
          </draw:text-box>
        </draw:frame>
        <draw:frame draw:style-name="gr14" draw:text-style-name="P5" draw:layer="layout" svg:width="5.085cm" svg:height="1.489cm" svg:x="3.53cm" svg:y="9.533cm">
          <draw:text-box>
            <text:p text:style-name="P4">{0,3,5,6}</text:p>
          </draw:text-box>
        </draw:frame>
        <draw:frame draw:style-name="gr14" draw:text-style-name="P5" draw:layer="layout" svg:width="5.085cm" svg:height="1.489cm" svg:x="22.315cm" svg:y="9.543cm">
          <draw:text-box>
            <text:p text:style-name="P4">{0,2,4,6}</text:p>
          </draw:text-box>
        </draw:frame>
        <draw:frame draw:style-name="gr15" draw:text-style-name="P6" draw:layer="layout" svg:width="1.516cm" svg:height="1.486cm" svg:x="8.28cm" svg:y="11.437cm">
          <draw:text-box>
            <text:p>3</text:p>
          </draw:text-box>
        </draw:frame>
        <draw:frame draw:style-name="gr13" draw:text-style-name="P6" draw:layer="layout" svg:width="1.515cm" svg:height="1.487cm" svg:x="19.463cm" svg:y="13.602cm">
          <draw:text-box>
            <text:p>4</text:p>
          </draw:text-box>
        </draw:frame>
        <draw:frame draw:style-name="gr15" draw:text-style-name="P6" draw:layer="layout" svg:width="1.515cm" svg:height="1.486cm" svg:x="19.464cm" svg:y="11.437cm">
          <draw:text-box>
            <text:p>2</text:p>
          </draw:text-box>
        </draw:frame>
        <draw:frame draw:style-name="gr13" draw:text-style-name="P6" draw:layer="layout" svg:width="1.513cm" svg:height="1.487cm" svg:x="13.783cm" svg:y="13.602cm">
          <draw:text-box>
            <text:p>6</text:p>
          </draw:text-box>
        </draw:frame>
        <draw:frame draw:style-name="gr15" draw:text-style-name="P6" draw:layer="layout" svg:width="1.513cm" svg:height="1.486cm" svg:x="13.784cm" svg:y="11.437cm">
          <draw:text-box>
            <text:p>0</text:p>
          </draw:text-box>
        </draw:frame>
        <draw:frame draw:style-name="gr2" draw:text-style-name="P3" draw:layer="layout" svg:width="1.516cm" svg:height="1.485cm" svg:x="8.316cm" svg:y="8.858cm">
          <draw:text-box>
            <text:p text:style-name="P2">7</text:p>
          </draw:text-box>
        </draw:frame>
        <draw:frame draw:style-name="gr16" draw:text-style-name="P3" draw:layer="layout" svg:width="1.515cm" svg:height="1.488cm" svg:x="8.332cm" svg:y="16.712cm">
          <draw:text-box>
            <text:p text:style-name="P2">1</text:p>
          </draw:text-box>
        </draw:frame>
        <draw:custom-shape draw:style-name="gr17" draw:text-style-name="P7" draw:layer="layout" svg:width="4.737cm" svg:height="4.444cm" svg:x="6.31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2.728cm" svg:height="5.735cm" svg:x="6.331cm" svg:y="2.248cm">
          <text:p text:style-name="P8"><text:s text:c="3"/><text:s/><text:span text:style-name="T1">X</text:span><text:span text:style-name="T1">O</text:span><text:span text:style-name="T1">R</text:span> <text:s text:c="2"/><text:s text:c="3"/><text:s text:c="3"/><text:s text:c="3"/><text:s text:c="3"/><text:s/><text:span text:style-name="T1">S</text:span><text:span text:style-name="T1">Y</text:span><text:span text:style-name="T1">M</text:span><text:span text:style-name="T1">. </text:span><text:span text:style-name="T1">V</text:span><text:span text:style-name="T1">E</text:span><text:span text:style-name="T1">R</text:span><text:span text:style-name="T1">S</text:span><text:span text:style-name="T1">C</text:span><text:span text:style-name="T1">H</text:span><text:span text:style-name="T1">I</text:span><text:span text:style-name="T1">L</text:span></text:p>
          <text:p text:style-name="P8"><text:s text:c="3"/><text:s/><text:span text:style-name="T2">0</text:span><text:span text:style-name="T5">1</text:span><text:span text:style-name="T1">1</text:span><text:span text:style-name="T1">0</text:span><text:span text:style-name="T1">1</text:span><text:span text:style-name="T1">0</text:span><text:span text:style-name="T2">0</text:span><text:span text:style-name="T5">1</text:span> <text:s text:c="3"/><text:s text:c="3"/>{0,3,5,6}</text:p>
          <text:p text:style-name="P8"><text:span text:style-name="T3"><text:s/></text:span><text:span text:style-name="T3">^ </text:span><text:span text:style-name="T2">0</text:span><text:span text:style-name="T5">1</text:span><text:span text:style-name="T1">0</text:span><text:span text:style-name="T1">1</text:span><text:span text:style-name="T1">0</text:span><text:span text:style-name="T1">1</text:span><text:span text:style-name="T2">0</text:span><text:span text:style-name="T5">1</text:span> <text:s text:c="2"/><text:span text:style-name="T6">⊕</text:span><text:span text:style-name="T6"> </text:span>{0,2,4,6}</text:p>
          <text:p text:style-name="P8"><text:s text:c="3"/><text:s/>-------------- <text:s text:c="3"/><text:s text:c="2"/>---------- </text:p>
          <text:p text:style-name="P8"><text:s text:c="3"/><text:s/><text:span text:style-name="T2">0</text:span><text:span text:style-name="T2">0</text:span><text:span text:style-name="T1">1</text:span><text:span text:style-name="T1">1</text:span><text:span text:style-name="T1">1</text:span><text:span text:style-name="T1">1</text:span><text:span text:style-name="T2">0</text:span><text:span text:style-name="T5">1</text:span> <text:s text:c="3"/><text:s text:c="3"/>{0,2,3,4,5} <text:s text:c="2"/></text:p>
          <draw:enhanced-geometry svg:viewBox="0 0 21600 21600" draw:text-areas="800 800 20800 20800" draw:mirror-horizontal="false" draw:mirror-vertical="false" draw:type="round-rectangular-callout" draw:modifiers="21311.5248644827 33593.7238493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13.301cm" svg:height="6.48cm" svg:x="11.438cm" svg:y="10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.737cm" svg:height="4.444cm" svg:x="17.691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.737cm" svg:height="4.444cm" svg:x="6.31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13.875cm" svg:y1="8.035cm" svg:x2="10.104cm" svg:y2="11.476cm">
          <text:p/>
        </draw:line>
        <draw:line draw:style-name="gr20" draw:text-style-name="P7" draw:layer="layout" svg:x1="10.104cm" svg:y1="11.475cm" svg:x2="15.132cm" svg:y2="8.973cm">
          <text:p/>
        </draw:line>
      </draw:page>
      <draw:page draw:name="page4" draw:style-name="dp1" draw:master-page-name="Default">
        <draw:custom-shape draw:style-name="gr21" draw:text-style-name="P1" draw:layer="layout" svg:width="10.752cm" svg:height="5.262cm" svg:x="5.24cm" svg:y="10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1.225cm" svg:height="1.208cm" svg:x="8.668cm" svg:y="13.268cm">
          <draw:text-box>
            <text:p>5</text:p>
          </draw:text-box>
        </draw:frame>
        <draw:frame draw:style-name="gr23" draw:text-style-name="P5" draw:layer="layout" svg:width="4.11cm" svg:height="1.209cm" svg:x="4.83cm" svg:y="9.964cm">
          <draw:text-box>
            <text:p text:style-name="P4">{0,3,5,6}</text:p>
          </draw:text-box>
        </draw:frame>
        <draw:frame draw:style-name="gr23" draw:text-style-name="P5" draw:layer="layout" svg:width="4.11cm" svg:height="1.209cm" svg:x="20.015cm" svg:y="9.972cm">
          <draw:text-box>
            <text:p text:style-name="P4">{0,2,4,6}</text:p>
          </draw:text-box>
        </draw:frame>
        <draw:frame draw:style-name="gr24" draw:text-style-name="P6" draw:layer="layout" svg:width="1.225cm" svg:height="1.207cm" svg:x="8.67cm" svg:y="11.51cm">
          <draw:text-box>
            <text:p>3</text:p>
          </draw:text-box>
        </draw:frame>
        <draw:frame draw:style-name="gr22" draw:text-style-name="P6" draw:layer="layout" svg:width="1.225cm" svg:height="1.208cm" svg:x="17.709cm" svg:y="13.268cm">
          <draw:text-box>
            <text:p>4</text:p>
          </draw:text-box>
        </draw:frame>
        <draw:frame draw:style-name="gr24" draw:text-style-name="P6" draw:layer="layout" svg:width="1.225cm" svg:height="1.207cm" svg:x="17.71cm" svg:y="11.51cm">
          <draw:text-box>
            <text:p>2</text:p>
          </draw:text-box>
        </draw:frame>
        <draw:frame draw:style-name="gr22" draw:text-style-name="P6" draw:layer="layout" svg:width="1.223cm" svg:height="1.208cm" svg:x="13.118cm" svg:y="13.268cm">
          <draw:text-box>
            <text:p>6</text:p>
          </draw:text-box>
        </draw:frame>
        <draw:frame draw:style-name="gr24" draw:text-style-name="P6" draw:layer="layout" svg:width="1.223cm" svg:height="1.207cm" svg:x="13.119cm" svg:y="11.51cm">
          <draw:text-box>
            <text:p>0</text:p>
          </draw:text-box>
        </draw:frame>
        <draw:frame draw:style-name="gr25" draw:text-style-name="P3" draw:layer="layout" svg:width="1.225cm" svg:height="1.206cm" svg:x="8.699cm" svg:y="9.416cm">
          <draw:text-box>
            <text:p text:style-name="P2">7</text:p>
          </draw:text-box>
        </draw:frame>
        <draw:frame draw:style-name="gr22" draw:text-style-name="P3" draw:layer="layout" svg:width="1.224cm" svg:height="1.208cm" svg:x="8.712cm" svg:y="15.794cm">
          <draw:text-box>
            <text:p text:style-name="P2">1</text:p>
          </draw:text-box>
        </draw:frame>
        <draw:custom-shape draw:style-name="gr26" draw:text-style-name="P7" draw:layer="layout" svg:width="3.575cm" svg:height="7.493cm" svg:x="7.277cm" svg:y="9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10.289cm" svg:height="4.657cm" svg:x="7.094cm" svg:y="3.921cm">
          <text:p text:style-name="P8"><text:s text:c="3"/><text:s/><text:span text:style-name="T1">O</text:span><text:span text:style-name="T1">R</text:span> <text:s text:c="2"/><text:s text:c="3"/><text:s text:c="3"/><text:s text:c="3"/><text:s text:c="3"/><text:s text:c="3"/><text:span text:style-name="T1">U</text:span><text:span text:style-name="T1">N</text:span><text:span text:style-name="T1">I</text:span><text:span text:style-name="T1">E</text:span></text:p>
          <text:p text:style-name="P8"><text:s/>~<text:span text:style-name="T3"> </text:span><text:span text:style-name="T2">0</text:span><text:span text:style-name="T1">1</text:span><text:span text:style-name="T1">0</text:span><text:span text:style-name="T1">1</text:span><text:span text:style-name="T1">0</text:span><text:span text:style-name="T1">1</text:span><text:span text:style-name="T2">0</text:span><text:span text:style-name="T1">1</text:span> <text:s text:c="3"/><text:span text:style-name="T4"><text:s text:c="2"/></text:span>{0,2,4,6}</text:p>
          <text:p text:style-name="P8"><text:s text:c="3"/><text:s/>-------------- <text:s text:c="3"/><text:s text:c="2"/>---------- </text:p>
          <text:p text:style-name="P8"><text:s text:c="3"/><text:s/><text:span text:style-name="T2">0</text:span><text:span text:style-name="T1">1</text:span><text:span text:style-name="T1">0</text:span><text:span text:style-name="T1">0</text:span><text:span text:style-name="T1">0</text:span><text:span text:style-name="T1">0</text:span><text:span text:style-name="T2">0</text:span><text:span text:style-name="T1">1</text:span> <text:s text:c="3"/><text:s text:c="3"/>{0,2,3,4,5,6} <text:s text:c="2"/></text:p>
          <draw:enhanced-geometry svg:viewBox="0 0 21600 21600" draw:text-areas="800 800 20800 20800" draw:mirror-horizontal="false" draw:mirror-vertical="false" draw:type="round-rectangular-callout" draw:modifiers="5065.18950437318 25050.0644053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" draw:layer="layout" svg:width="10.752cm" svg:height="5.262cm" svg:x="11.222cm" svg:y="10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8" draw:text-style-name="P7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13cm" svg:height="1.058cm" svg:x="7.221cm" svg:y="6.031cm">
          <text:p text:style-name="P10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7" draw:layer="layout" svg:width="0.713cm" svg:height="1.058cm" svg:x="8.158cm" svg:y="6.032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7" draw:layer="layout" svg:width="0.713cm" svg:height="1.058cm" svg:x="9.095cm" svg:y="6.034cm">
          <text:p text:style-name="P10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7" draw:layer="layout" svg:width="0.714cm" svg:height="1.058cm" svg:x="10.032cm" svg:y="6.035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7" draw:layer="layout" svg:width="0.713cm" svg:height="1.058cm" svg:x="10.969cm" svg:y="6.036cm">
          <text:p text:style-name="P10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7" draw:layer="layout" svg:width="0.713cm" svg:height="1.059cm" svg:x="11.906cm" svg:y="6.036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7" draw:layer="layout" svg:width="0.712cm" svg:height="1.059cm" svg:x="12.844cm" svg:y="6.037cm">
          <text:p text:style-name="P10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7" draw:layer="layout" svg:width="0.714cm" svg:height="1.057cm" svg:x="13.781cm" svg:y="6.04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7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713cm" svg:height="1.059cm" svg:x="7.221cm" svg:y="9.891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3" draw:layer="layout" svg:width="0.713cm" svg:height="1.059cm" svg:x="8.158cm" svg:y="9.892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12" draw:layer="layout" svg:width="0.713cm" svg:height="1.058cm" svg:x="9.095cm" svg:y="9.893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2" draw:layer="layout" svg:width="0.714cm" svg:height="1.059cm" svg:x="10.032cm" svg:y="9.894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9" draw:text-style-name="P14" draw:layer="layout" svg:width="0.713cm" svg:height="1.058cm" svg:x="10.969cm" svg:y="9.896cm">
          <text:p text:style-name="P1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0" draw:text-style-name="P12" draw:layer="layout" svg:width="0.713cm" svg:height="1.058cm" svg:x="11.906cm" svg:y="9.897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3" draw:layer="layout" svg:width="0.712cm" svg:height="1.058cm" svg:x="12.844cm" svg:y="9.898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12" draw:layer="layout" svg:width="0.714cm" svg:height="1.057cm" svg:x="13.781cm" svg:y="9.899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7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713cm" svg:height="1.057cm" svg:x="7.221cm" svg:y="14.054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3" draw:text-style-name="P13" draw:layer="layout" svg:width="0.713cm" svg:height="1.056cm" svg:x="8.158cm" svg:y="14.056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3" draw:text-style-name="P13" draw:layer="layout" svg:width="0.713cm" svg:height="1.056cm" svg:x="9.095cm" svg:y="14.057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4" draw:text-style-name="P13" draw:layer="layout" svg:width="0.714cm" svg:height="1.058cm" svg:x="10.032cm" svg:y="14.057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5" draw:layer="layout" svg:width="0.713cm" svg:height="1.057cm" svg:x="10.969cm" svg:y="14.058cm">
          <text:p text:style-name="P10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3" draw:layer="layout" svg:width="0.713cm" svg:height="1.057cm" svg:x="11.906cm" svg:y="14.059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6" draw:text-style-name="P13" draw:layer="layout" svg:width="0.714cm" svg:height="1.057cm" svg:x="13.781cm" svg:y="14.062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7" draw:text-style-name="P6" draw:layer="layout" svg:width="2.497cm" svg:height="1.323cm" svg:x="2.489cm" svg:y="6.026cm">
          <draw:text-box>
            <text:p>BRON</text:p>
          </draw:text-box>
        </draw:frame>
        <draw:frame draw:style-name="gr48" draw:text-style-name="P6" draw:layer="layout" svg:width="3.416cm" svg:height="1.794cm" svg:x="2.395cm" svg:y="9.99cm">
          <draw:text-box>
            <text:p>MASKER</text:p>
          </draw:text-box>
        </draw:frame>
        <draw:frame draw:style-name="gr48" draw:text-style-name="P6" draw:layer="layout" svg:width="4.503cm" svg:height="1.794cm" svg:x="2.253cm" svg:y="14.048cm">
          <draw:text-box>
            <text:p>RESULTAAT</text:p>
          </draw:text-box>
        </draw:frame>
        <draw:frame draw:style-name="gr48" draw:text-style-name="P17" draw:layer="layout" svg:width="3.21cm" svg:height="1.794cm" svg:x="15.959cm" svg:y="14.192cm">
          <draw:text-box>
            <text:p text:style-name="P16">= TRUE</text:p>
          </draw:text-box>
        </draw:frame>
        <draw:custom-shape draw:style-name="gr49" draw:text-style-name="P7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0.713cm" svg:height="1.058cm" svg:x="16.64cm" svg:y="6.031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7" draw:layer="layout" svg:width="0.714cm" svg:height="1.058cm" svg:x="17.576cm" svg:y="6.032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1" draw:text-style-name="P14" draw:layer="layout" svg:width="0.714cm" svg:height="1.057cm" svg:x="18.514cm" svg:y="6.033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2" draw:text-style-name="P14" draw:layer="layout" svg:width="0.714cm" svg:height="1.059cm" svg:x="19.452cm" svg:y="6.034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3" draw:text-style-name="P14" draw:layer="layout" svg:width="0.713cm" svg:height="1.059cm" svg:x="20.389cm" svg:y="6.035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4" draw:text-style-name="P14" draw:layer="layout" svg:width="0.714cm" svg:height="1.059cm" svg:x="21.325cm" svg:y="6.036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7" draw:layer="layout" svg:width="0.713cm" svg:height="1.059cm" svg:x="22.262cm" svg:y="6.037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5" draw:text-style-name="P14" draw:layer="layout" svg:width="0.714cm" svg:height="1.057cm" svg:x="23.199cm" svg:y="6.039cm">
          <text:p text:style-name="P1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6" draw:text-style-name="P6" draw:layer="layout" svg:width="2.027cm" svg:height="1.089cm" svg:x="19.034cm" svg:y="4.072cm">
          <draw:text-box>
            <text:p>0x1</text:p>
          </draw:text-box>
        </draw:frame>
        <draw:custom-shape draw:style-name="gr46" draw:text-style-name="P13" draw:layer="layout" svg:width="0.714cm" svg:height="1.057cm" svg:x="12.825cm" svg:y="14.062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7" draw:text-style-name="P18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18" draw:layer="layout" svg:width="0.809cm" svg:height="1.361cm" svg:x="10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7" draw:layer="layout" svg:width="4.049cm" svg:height="2.451cm" svg:x="15.55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0" draw:text-style-name="P6" draw:layer="layout" svg:width="3.508cm" svg:height="1.138cm" svg:x="16.35cm" svg:y="9.868cm">
          <draw:text-box>
            <text:p>0x1 &lt;&lt; 3</text:p>
          </draw:text-box>
        </draw:frame>
        <draw:frame draw:style-name="gr61" draw:text-style-name="P6" draw:layer="layout" svg:width="1.745cm" svg:height="1.223cm" svg:x="10.678cm" svg:y="4.072cm">
          <draw:text-box>
            <text:p>0xA</text:p>
          </draw:text-box>
        </draw:frame>
        <draw:frame draw:style-name="gr48" draw:text-style-name="P6" draw:layer="layout" svg:width="2.968cm" svg:height="1.794cm" svg:x="24.837cm" svg:y="6.06cm">
          <draw:text-box>
            <text:p>BASIS</text:p>
          </draw:text-box>
        </draw:frame>
      </draw:page>
      <draw:page draw:name="page6" draw:style-name="dp1" draw:master-page-name="Default">
        <draw:custom-shape draw:style-name="gr28" draw:text-style-name="P7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713cm" svg:height="1.058cm" svg:x="7.221cm" svg:y="6.031cm">
          <text:p text:style-name="P10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7" draw:layer="layout" svg:width="0.713cm" svg:height="1.058cm" svg:x="8.158cm" svg:y="6.032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7" draw:layer="layout" svg:width="0.713cm" svg:height="1.058cm" svg:x="9.095cm" svg:y="6.034cm">
          <text:p text:style-name="P10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7" draw:layer="layout" svg:width="0.714cm" svg:height="1.058cm" svg:x="10.032cm" svg:y="6.035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7" draw:layer="layout" svg:width="0.713cm" svg:height="1.058cm" svg:x="10.969cm" svg:y="6.036cm">
          <text:p text:style-name="P10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7" draw:layer="layout" svg:width="0.713cm" svg:height="1.059cm" svg:x="11.906cm" svg:y="6.036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7" draw:layer="layout" svg:width="0.712cm" svg:height="1.059cm" svg:x="12.844cm" svg:y="6.037cm">
          <text:p text:style-name="P10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7" draw:layer="layout" svg:width="0.714cm" svg:height="1.057cm" svg:x="13.781cm" svg:y="6.04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7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0.713cm" svg:height="1.059cm" svg:x="7.221cm" svg:y="9.891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3" draw:layer="layout" svg:width="0.713cm" svg:height="1.059cm" svg:x="8.158cm" svg:y="9.892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12" draw:layer="layout" svg:width="0.713cm" svg:height="1.058cm" svg:x="9.095cm" svg:y="9.893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4" draw:text-style-name="P12" draw:layer="layout" svg:width="0.714cm" svg:height="1.059cm" svg:x="10.032cm" svg:y="9.894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5" draw:text-style-name="P12" draw:layer="layout" svg:width="0.713cm" svg:height="1.058cm" svg:x="10.969cm" svg:y="9.896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6" draw:text-style-name="P14" draw:layer="layout" svg:width="0.713cm" svg:height="1.058cm" svg:x="11.906cm" svg:y="9.897cm">
          <text:p text:style-name="P1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3" draw:layer="layout" svg:width="0.712cm" svg:height="1.058cm" svg:x="12.844cm" svg:y="9.898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7" draw:text-style-name="P12" draw:layer="layout" svg:width="0.714cm" svg:height="1.057cm" svg:x="13.781cm" svg:y="9.899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7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713cm" svg:height="1.057cm" svg:x="7.221cm" svg:y="14.054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3" draw:text-style-name="P13" draw:layer="layout" svg:width="0.713cm" svg:height="1.056cm" svg:x="8.158cm" svg:y="14.056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3" draw:text-style-name="P13" draw:layer="layout" svg:width="0.713cm" svg:height="1.056cm" svg:x="9.095cm" svg:y="14.057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4" draw:text-style-name="P13" draw:layer="layout" svg:width="0.714cm" svg:height="1.058cm" svg:x="10.032cm" svg:y="14.057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8" draw:text-style-name="P19" draw:layer="layout" svg:width="0.713cm" svg:height="1.057cm" svg:x="11.906cm" svg:y="14.059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6" draw:text-style-name="P13" draw:layer="layout" svg:width="0.714cm" svg:height="1.057cm" svg:x="13.781cm" svg:y="14.062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7" draw:text-style-name="P6" draw:layer="layout" svg:width="2.497cm" svg:height="1.323cm" svg:x="2.489cm" svg:y="6.026cm">
          <draw:text-box>
            <text:p>BRON</text:p>
          </draw:text-box>
        </draw:frame>
        <draw:frame draw:style-name="gr48" draw:text-style-name="P6" draw:layer="layout" svg:width="3.416cm" svg:height="1.794cm" svg:x="2.395cm" svg:y="9.99cm">
          <draw:text-box>
            <text:p>MASKER</text:p>
          </draw:text-box>
        </draw:frame>
        <draw:frame draw:style-name="gr48" draw:text-style-name="P6" draw:layer="layout" svg:width="4.503cm" svg:height="1.794cm" svg:x="2.253cm" svg:y="14.048cm">
          <draw:text-box>
            <text:p>RESULTAAT</text:p>
          </draw:text-box>
        </draw:frame>
        <draw:frame draw:style-name="gr48" draw:text-style-name="P21" draw:layer="layout" svg:width="3.21cm" svg:height="1.794cm" svg:x="15.959cm" svg:y="14.192cm">
          <draw:text-box>
            <text:p text:style-name="P20">= FALSE</text:p>
          </draw:text-box>
        </draw:frame>
        <draw:custom-shape draw:style-name="gr49" draw:text-style-name="P7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4" draw:layer="layout" svg:width="0.713cm" svg:height="1.058cm" svg:x="16.64cm" svg:y="6.031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7" draw:layer="layout" svg:width="0.714cm" svg:height="1.058cm" svg:x="17.576cm" svg:y="6.032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0" draw:text-style-name="P14" draw:layer="layout" svg:width="0.714cm" svg:height="1.057cm" svg:x="18.514cm" svg:y="6.033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1" draw:text-style-name="P14" draw:layer="layout" svg:width="0.714cm" svg:height="1.059cm" svg:x="19.452cm" svg:y="6.034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2" draw:text-style-name="P14" draw:layer="layout" svg:width="0.713cm" svg:height="1.059cm" svg:x="20.389cm" svg:y="6.035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3" draw:text-style-name="P14" draw:layer="layout" svg:width="0.714cm" svg:height="1.059cm" svg:x="21.325cm" svg:y="6.036cm">
          <text:p text:style-name="P1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7" draw:layer="layout" svg:width="0.713cm" svg:height="1.059cm" svg:x="22.262cm" svg:y="6.037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4" draw:text-style-name="P14" draw:layer="layout" svg:width="0.714cm" svg:height="1.057cm" svg:x="23.199cm" svg:y="6.039cm">
          <text:p text:style-name="P1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6" draw:text-style-name="P6" draw:layer="layout" svg:width="2.027cm" svg:height="1.089cm" svg:x="19.034cm" svg:y="4.072cm">
          <draw:text-box>
            <text:p>0x1</text:p>
          </draw:text-box>
        </draw:frame>
        <draw:custom-shape draw:style-name="gr46" draw:text-style-name="P13" draw:layer="layout" svg:width="0.714cm" svg:height="1.057cm" svg:x="12.825cm" svg:y="14.062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7" draw:text-style-name="P18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18" draw:layer="layout" svg:width="0.809cm" svg:height="1.361cm" svg:x="11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7" draw:layer="layout" svg:width="4.049cm" svg:height="2.451cm" svg:x="15.55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0" draw:text-style-name="P6" draw:layer="layout" svg:width="3.508cm" svg:height="1.138cm" svg:x="16.35cm" svg:y="9.868cm">
          <draw:text-box>
            <text:p>0x1 &lt;&lt; 2</text:p>
          </draw:text-box>
        </draw:frame>
        <draw:frame draw:style-name="gr61" draw:text-style-name="P6" draw:layer="layout" svg:width="1.745cm" svg:height="1.223cm" svg:x="10.678cm" svg:y="4.072cm">
          <draw:text-box>
            <text:p>0xA</text:p>
          </draw:text-box>
        </draw:frame>
        <draw:frame draw:style-name="gr48" draw:text-style-name="P6" draw:layer="layout" svg:width="2.968cm" svg:height="1.794cm" svg:x="24.837cm" svg:y="6.06cm">
          <draw:text-box>
            <text:p>BASIS</text:p>
          </draw:text-box>
        </draw:frame>
        <draw:custom-shape draw:style-name="gr44" draw:text-style-name="P13" draw:layer="layout" svg:width="0.714cm" svg:height="1.058cm" svg:x="10.933cm" svg:y="14.058cm">
          <text:p text:style-name="P10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adornments="Regular" style:font-family-generic="swiss"/>
    <style:font-face style:name="Liberation Sans1" svg:font-family="'Liberation Sans'" style:font-adornments="Regular" style:font-family-generic="swiss"/>
    <style:font-face style:name="LM Mono 8" svg:font-family="'LM Mono 8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8:23:19.049095039</meta:creation-date>
    <dc:date>2017-02-21T17:26:55.194893851</dc:date>
    <meta:editing-duration>PT4H3M20S</meta:editing-duration>
    <meta:editing-cycles>11</meta:editing-cycles>
    <meta:generator>LibreOffice/5.1.4.2$Linux_X86_64 LibreOffice_project/10m0$Build-2</meta:generator>
    <meta:document-statistic meta:object-count="154"/>
  </office:meta>
</office:document-meta>
</file>